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style:font-size-asian="20pt" style:font-size-complex="20pt"/>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20pt" fo:language="zxx" fo:country="none" style:text-underline-style="solid" style:text-underline-width="auto" style:text-underline-color="font-color" style:font-size-asian="20pt" style:language-asian="zxx" style:country-asian="none" style:font-size-complex="20pt" style:language-complex="zxx" style:country-complex="none"/>
    </style:style>
    <style:style style:name="P4" style:family="paragraph" style:parent-style-name="Standard">
      <style:paragraph-properties fo:text-align="start" style:justify-single-word="false"/>
      <style:text-properties fo:font-size="16pt" fo:language="zxx" fo:country="none" style:text-underline-style="none" style:font-size-asian="16pt" style:language-asian="zxx" style:country-asian="none" style:font-size-complex="16pt" style:language-complex="zxx" style:country-complex="none"/>
    </style:style>
    <style:style style:name="P5" style:family="paragraph" style:parent-style-name="Standard">
      <style:paragraph-properties fo:text-align="start" style:justify-single-word="false"/>
      <style:text-properties fo:font-size="16pt" style:font-size-asian="16pt" style:font-size-complex="16pt"/>
    </style:style>
    <style:style style:name="P6" style:family="paragraph" style:parent-style-name="Text_20_body">
      <style:paragraph-properties fo:text-align="start" style:justify-single-word="false"/>
      <style:text-properties fo:font-size="16pt" style:font-size-asian="16pt" style:font-size-complex="16pt"/>
    </style:style>
    <style:style style:name="T1" style:family="text">
      <style:text-properties fo:language="zxx" fo:country="none" style:language-asian="zxx" style:country-asian="none" style:language-complex="zxx" style:country-complex="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 <text:span text:style-name="T1">Printing</text:span></text:p>
      <text:p text:style-name="P3"/>
      <text:p text:style-name="P4">With a 3D-printing,we can make moon base. It's made with moon's dust</text:p>
      <text:p text:style-name="P2">Avec une imprimante 3D,on pourrait fabriquer des bases lunaires. Elles sont faites avec de la poussière de Lune </text:p>
      <text:p text:style-name="P2"/>
      <text:p text:style-name="P2"/>
      <text:p text:style-name="P2"/>
      <text:p text:style-name="P2"/>
      <text:p text:style-name="P2">Présenté au début de l’année 2013, le projet de base lunaire de l’Agence Spatiale Européenne (ESA) se concrétise. Une nouvelle vidéo présente en images de synthèses le processus de construction des habitacles réalisés en impression 3D à partir de poussière de Lune. Les avancées technologiques réalisées au cours des derniers siècles dans le domaine de l’astrophysique laissent entrevoir de nouvelles perspectives pour l’exploration spatiale. De ce fait, certains projets autrefois relégués à l’ordre de la science-fiction, sont désormais tangibles. Parmi ces nouvelles perspectives, on compte bien sûr la construction d’une base habitable sur la Lune. Le projet est dirigé par l’Agence Spatiale Européenne (ESA), associée au cabinet d'architecture Foster + Partners. Présenté pour la première fois en janvier 2013, il prévoit de construire des habitats lunaires en utilisant les techniques d’impression 3D et la matière première disponible sur place à savoir : la poussière de la Lune. Un igloo de poussière de Lune Plus d’un an après, l’idée continue de suivre son cours. Ce jeudi 6 novembre l’ESA a publié une vidéo présentant en images de synthèses le processus de construction de la base lunaire. Ses habitats se présentent sous une forme de dôme. Pour chacun d’entre eux, un module cylindrique sera transporté depuis la Terre par un alunisseur. Une fois déposée sur le sol lunaire cette structure sera en quelque sorte gonflée pour déployer un igloo qui servira de support de base. De part et d’autre de ce dôme seront installés plusieurs robots d’impression 3D capables de réaliser en surface une enveloppe à cellules fermées constituée de sol lunaire. L’objectif de cette couche est de protéger efficacement contre les radiations solaires, les impacts de météorites et les grandes fluctuations de température. "L'impression 3D offre un moyen potentiel de faciliter la colonisation lunaire en réduisant la logistique terrestre" explique dans un communiqué Scott Hovland de la Direction des Vols Spatiaux Habités de l’ESA. En effet, cette méthode permet de résoudre le problème du transport de matériaux, récurrent pour ce genre de mission. Le défis : construire un bâtiment entier en seulement <text:soft-page-break/>une semaine Pour le moment, le temps d’élaboration d’un habitacle a été évalué aux alentours de trois mois. Toutefois, les chercheurs s’attellent à accélérer leur protocole. "Notre imprimante actuelle permet de construire environ 2 m par heure, la prochaine génération devrait permettre d’atteindre 3,5 m par heure et de construire un bâtiment entier en une semaine" indique Xavier De Kestelier, spécialiste en modélisation de Foster + Partners. Chaque structure pourra accueillir quatre personnes. Si tout se déroule comme prévu, la base devrait être fonctionnelle d’ici environ 40 ans. <text:line-break/><text:a xlink:type="simple" xlink:href="http://www.esa.int/fre/ESA_in_your_country/France/Construire_une_base_lunaire_en_impression_3D" text:style-name="Internet_20_link" text:visited-style-name="Visited_20_Internet_20_Link">e_lunaire_en_impression_3D</text:a> <text:line-break/></text:p>
      <text:p text:style-name="P2"><text:a xlink:type="simple" xlink:href="http://www.esa.int/fre/ESA_in_your_country/France/Construire_une_base_lunaire_en_impression_3D" text:style-name="Internet_20_link" text:visited-style-name="Visited_20_Internet_20_Link">http://www.esa.int/fre/ESA_in_your_country/France/Construire_une_bas</text:a></text:p>
      <text:p text:style-name="P2"/>
      <text:p text:style-name="P2">Expliquez comment il peut être fait ? (équipements, matériels, procédés...)</text:p>
      <text:p text:style-name="P6">Foster + Partners a conçu une coque porteuse « caténaire » en forme de dôme avec une paroi constituée de cellules afin d’assurer la protection contre les micrométéorites et les rayonnements cosmiques. Celle-ci abrite une structure gonflable qui sert d’habitat pour les astronautes. </text:p>
      <text:p text:style-name="Text_20_body">Une structure à cellules fermées – similaire à celle des os d’oiseaux - offre une combinaison performante de résistance et de masse. </text:p>
      <text:p text:style-name="Text_20_body"/>
      <text:p text:style-name="Text_20_body"/>
      <text:p text:style-name="Text_20_body">Matériaux : </text:p>
      <text:p text:style-name="Text_20_body">Les propriétés de la poussière lunaire à imprimer en 3D ont guidé la conception de la base ; un démonstrateur de 1,5 t a été fabriqué. </text:p>
      <text:p text:style-name="Text_20_body">Monolite U.K a fourni l'imprimante D-Shape qui comporte une rangée de buses d'impression mobile montée sur un châssis de 6 m et permettant de consolider un matériau ressemblant à du sable par pulvérisation d’une solution chimique. </text:p>
      <text:p text:style-name="P2"/>
      <text:p text:style-name="P2">Procédés :</text:p>
      <text:p text:style-name="P6">Les impressions 3D sont construites couche par couche – De manière plus routinière, la société utilise son imprimante pour créer des sculptures et travaille sur les récifs coralliens artificiels pour préserver les plages de la puissance des vagues. </text:p>
      <text:p text:style-name="Text_20_body">« En premier lieu, nous devons mélanger le matériau lunaire artificiel avec de l'oxyde de magnésium. Cela le transforme en «papier», que nous pouvons imprimer » a expliqué Enrico Dini le fondateur de Monolite. </text:p>
      <text:p text:style-name="Text_20_body">« Nous intégrons dans la composition de notre « encre », un sel chimique qui convertit le matériau pulvérulent en un solide semblable à de la pierre ». </text:p>
      <text:p text:style-name="Text_20_body">« Notre imprimante actuelle permet de construire environ 2 m par heure, la prochaine génération <text:soft-page-break/>devrait permettre d’atteindre 3,5 m par heure et de construire un bâtiment entier en une semaine. »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2-04T11:31:43.79</meta:creation-date>
    <dc:date>2015-12-10T15:58:42.71</dc:date>
    <meta:editing-duration>PT29M40S</meta:editing-duration>
    <meta:editing-cycles>10</meta:editing-cycles>
    <meta:generator>OpenOffice/4.1.1$Win32 OpenOffice.org_project/411m6$Build-9775</meta:generator>
    <meta:document-statistic meta:table-count="0" meta:image-count="0" meta:object-count="0" meta:page-count="3" meta:paragraph-count="16" meta:word-count="736" meta:character-count="4763"/>
  </office:meta>
</office:document-meta>
</file>